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3pt" fo:font-style="italic" style:font-size-asian="13pt" style:font-style-asian="italic" style:font-size-complex="13pt" style:font-style-complex="italic"/>
    </style:style>
    <style:style style:name="P2" style:family="paragraph" style:parent-style-name="Standard">
      <style:text-properties style:font-name="Abyssinica SIL" fo:font-size="13pt" fo:font-style="italic" style:font-size-asian="13pt" style:font-style-asian="italic" style:font-size-complex="13pt" style:font-style-complex="italic"/>
    </style:style>
    <style:style style:name="P3" style:family="paragraph" style:parent-style-name="Standard">
      <style:text-properties style:font-name="Abyssinica SIL" fo:font-size="13pt" fo:font-style="italic" officeooo:rsid="00053690" officeooo:paragraph-rsid="00053690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Abyssinica SIL" fo:font-size="13pt" fo:font-style="italic" officeooo:paragraph-rsid="00053690" style:font-size-asian="13pt" style:font-style-asian="italic" style:font-size-complex="13pt" style:font-style-complex="italic"/>
    </style:style>
    <style:style style:name="P5" style:family="paragraph" style:parent-style-name="Standard">
      <style:text-properties style:font-name="Abyssinica SIL" fo:font-size="13pt" fo:font-style="italic" officeooo:rsid="0008f4bd" officeooo:paragraph-rsid="0008f4bd" style:font-size-asian="13pt" style:font-style-asian="italic" style:font-size-complex="13pt" style:font-style-complex="italic"/>
    </style:style>
    <style:style style:name="T1" style:family="text">
      <style:text-properties officeooo:rsid="00053690"/>
    </style:style>
    <style:style style:name="T2" style:family="text">
      <style:text-properties officeooo:rsid="00067ea6"/>
    </style:style>
    <style:style style:name="T3" style:family="text">
      <style:text-properties officeooo:rsid="0007128d"/>
    </style:style>
    <style:style style:name="T4" style:family="text">
      <style:text-properties officeooo:rsid="0008f4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vember 26</text:span>, 2019</text:p>
      <text:p text:style-name="P1"/>
      <text:p text:style-name="P4">Hello sweetie,</text:p>
      <text:p text:style-name="P1"/>
      <text:p text:style-name="P3">Hey sweetie, I did receive your letter today and I must say, “I did not like your tone and vibes” about the situation that confronts yourself and how you can best deal with it.</text:p>
      <text:p text:style-name="P1"/>
      <text:p text:style-name="P1"><text:span text:style-name="T1">Again… I </text:span>want to first say that I am not disappointed in you about anything. <text:s/>I will always love you and you will always have my heart and love. <text:s/>I understand the situation that you’re in and I am aware how s<text:span text:style-name="T2">hi</text:span>t can pop out at the drop of a word. <text:s/>So I am just happy that you are safe and unharmed. <text:s/>Please continue to be safe for me and...I guess for the others!! (smile). <text:s/>Everyone knows that you’re my baby so it is known for them to not fuck with you.</text:p>
      <text:p text:style-name="P1"/>
      <text:p text:style-name="P1">I <text:span text:style-name="T2">did not like to hear that you are going back onto the compound. <text:s/>Is the guy still there on the compound? <text:s/>I did not have time to contact Ms. Casper today but I will tomorrow. <text:s/>I need to know that your life will be protected. <text:s/>I’m already pissed because she did not do her homework by identifying any potential related defendant that could be a conflict to another inmate. <text:s/>If she had done that, then she would have known that there’s a conflict with another inmate and you concerning another case involving your uncle’s death. </text:span></text:p>
      <text:p text:style-name="P1"/>
      <text:p text:style-name="P1">I am very anxious to see you. <text:span text:style-name="T3">I have not spoken with your mother about what’s going on with you.</text:span> <text:s/><text:span text:style-name="T3">Now if the probation people went to Mike’s house, then that means the process has been initiated</text:span> <text:span text:style-name="T3">for your release. <text:s/>This is good news in my book. </text:span><text:s/><text:span text:style-name="T3">I am ready for you to come out of that slave system. </text:span></text:p>
      <text:p text:style-name="P1"/>
      <text:p text:style-name="P1">I am doing okay. <text:s/>Just working a lot and looking for the day when I don’t have to work as much. <text:s/></text:p>
      <text:p text:style-name="P1"/>
      <text:p text:style-name="P1">I have not heard anything concerning your case but I have Jimmy on it and he contacted the FBOP raising hell about your situation. <text:s/>. <text:span text:style-name="T3">Please do not give in to the system. <text:s/>If you know that you are innocent, don’t stress it because you know how to fight for your life already, so don’t make this any different. </text:span><text:s/><text:span text:style-name="T4">Continue your meditations and imagine yourself here and doing well. Your day is approaching. <text:s/>Stand firm and please be safe. <text:s/>Is that boy still on the compound? <text:s/>I am worried about you...for real.</text:span></text:p>
      <text:p text:style-name="P1"/>
      <text:p text:style-name="P1"/>
      <text:p text:style-name="P5"><text:soft-page-break/>Don’t worry too much about not having things when you get home. You will be taken care of so focus on your release from this slave system.</text:p>
      <text:p text:style-name="P1"/>
      <text:p text:style-name="P1">I put a little something in your account. <text:s/>Call when you can. <text:s/>I love you Jerrod and don’t you get weak on me. <text:s/>Stay strong!! </text:p>
      <text:p text:style-name="P5">I will be contacting Ms. Casper this week to let her know how unhappy I am with decision to leave you on the compound.</text:p>
      <text:p text:style-name="P1"/>
      <text:p text:style-name="P1">Always, </text:p>
      <text:p text:style-name="P1"/>
      <text:p text:style-name="P1">Mischelle (mom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21:26:43.284149165</meta:creation-date>
    <meta:print-date>2019-10-20T22:01:03.865825279</meta:print-date>
    <dc:date>2019-11-26T18:17:22.115031358</dc:date>
    <meta:editing-duration>PT8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478" meta:character-count="2498" meta:non-whitespace-character-count="2004"/>
  </office:meta>
</office:document-meta>
</file>